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8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9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9.39">
            <text:p>29.390</text:p>
          </table:table-cell>
          <table:table-cell office:value-type="float" office:value="10">
            <text:p>10</text:p>
          </table:table-cell>
          <table:table-cell table:formula="of:=[.C3]*1.01" office:value-type="float" office:value="32.4648442658353">
            <text:p>32.4648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26.5551158948854">
            <text:p>26.5551</text:p>
          </table:table-cell>
          <table:table-cell table:style-name="ce7" office:value-type="float" office:value="24.43">
            <text:p>24.43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26.9859185237957">
            <text:p>26.9859</text:p>
          </table:table-cell>
          <table:table-cell table:style-name="ce7" office:value-type="float" office:value="24.67">
            <text:p>24.67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7.2510278338944">
            <text:p>27.2510</text:p>
          </table:table-cell>
          <table:table-cell table:style-name="ce7" office:value-type="float" office:value="24.77">
            <text:p>24.77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27.3614900464355">
            <text:p>27.3615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39">
            <text:p>29.39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1434101641934">
            <text:p>32.1434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26.292193955332">
            <text:p>26.2922</text:p>
          </table:table-cell>
          <table:table-cell table:style-name="ce8" table:formula="of:=[.S2]" office:value-type="float" office:value="24.43">
            <text:p>24.43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26.7187312116789">
            <text:p>26.7187</text:p>
          </table:table-cell>
          <table:table-cell table:style-name="ce8" table:formula="of:=[.V2]" office:value-type="float" office:value="24.67">
            <text:p>24.67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9812156771232">
            <text:p>26.9812</text:p>
          </table:table-cell>
          <table:table-cell table:style-name="ce8" table:formula="of:=[.Y2]" office:value-type="float" office:value="24.77">
            <text:p>24.77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27.0905842043916">
            <text:p>27.090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39">
            <text:p>29.39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1.8251585784093">
            <text:p>31.8252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26.031875203299">
            <text:p>26.0319</text:p>
          </table:table-cell>
          <table:table-cell table:style-name="ce8" table:formula="of:=[.S3]" office:value-type="float" office:value="24.43">
            <text:p>24.43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26.454189318494">
            <text:p>26.4542</text:p>
          </table:table-cell>
          <table:table-cell table:style-name="ce8" table:formula="of:=[.V3]" office:value-type="float" office:value="24.67">
            <text:p>24.67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7140749278447">
            <text:p>26.7141</text:p>
          </table:table-cell>
          <table:table-cell table:style-name="ce8" table:formula="of:=[.Y3]" office:value-type="float" office:value="24.77">
            <text:p>24.77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26.8223605984075">
            <text:p>26.822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39">
            <text:p>29.39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1.510057998425">
            <text:p>31.5101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25.7741338646525">
            <text:p>25.7741</text:p>
          </table:table-cell>
          <table:table-cell table:style-name="ce8" table:formula="of:=[.S4]" office:value-type="float" office:value="24.43">
            <text:p>24.43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26.1922666519743">
            <text:p>26.1923</text:p>
          </table:table-cell>
          <table:table-cell table:style-name="ce8" table:formula="of:=[.V4]" office:value-type="float" office:value="24.67">
            <text:p>24.67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6.4495791364799">
            <text:p>26.4496</text:p>
          </table:table-cell>
          <table:table-cell table:style-name="ce8" table:formula="of:=[.Y4]" office:value-type="float" office:value="24.77">
            <text:p>24.77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26.5567926716906">
            <text:p>26.5568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39">
            <text:p>29.39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1980772261634">
            <text:p>31.1981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25.518944420448">
            <text:p>25.5189</text:p>
          </table:table-cell>
          <table:table-cell table:style-name="ce8" table:formula="of:=[.S5]" office:value-type="float" office:value="24.43">
            <text:p>24.43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25.9329372791824">
            <text:p>25.9329</text:p>
          </table:table-cell>
          <table:table-cell table:style-name="ce8" table:formula="of:=[.V5]" office:value-type="float" office:value="24.67">
            <text:p>24.67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6.1877021153267">
            <text:p>26.1877</text:p>
          </table:table-cell>
          <table:table-cell table:style-name="ce8" table:formula="of:=[.Y5]" office:value-type="float" office:value="24.77">
            <text:p>24.77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26.2938541303868">
            <text:p>26.2939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39">
            <text:p>29.39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30.889185372439">
            <text:p>30.8892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25.266281604404">
            <text:p>25.2663</text:p>
          </table:table-cell>
          <table:table-cell table:style-name="ce8" table:formula="of:=[.S6]" office:value-type="float" office:value="24.43">
            <text:p>24.43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25.676175523943">
            <text:p>25.6762</text:p>
          </table:table-cell>
          <table:table-cell table:style-name="ce8" table:formula="of:=[.V6]" office:value-type="float" office:value="24.67">
            <text:p>24.67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928417935967">
            <text:p>25.9284</text:p>
          </table:table-cell>
          <table:table-cell table:style-name="ce8" table:formula="of:=[.Y6]" office:value-type="float" office:value="24.77">
            <text:p>24.77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26.033518940977">
            <text:p>26.0335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39">
            <text:p>29.39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0.5833518539">
            <text:p>30.5834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25.0161204004">
            <text:p>25.0161</text:p>
          </table:table-cell>
          <table:table-cell table:style-name="ce8" table:formula="of:=[.S7]" office:value-type="float" office:value="24.43">
            <text:p>24.43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25.4219559643">
            <text:p>25.4220</text:p>
          </table:table-cell>
          <table:table-cell table:style-name="ce8" table:formula="of:=[.V7]" office:value-type="float" office:value="24.67">
            <text:p>24.67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6717009267">
            <text:p>25.6717</text:p>
          </table:table-cell>
          <table:table-cell table:style-name="ce8" table:formula="of:=[.Y7]" office:value-type="float" office:value="24.77">
            <text:p>24.77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25.7757613277">
            <text:p>25.775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39">
            <text:p>29.39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28054639">
            <text:p>30.2805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24.76843604">
            <text:p>24.7684</text:p>
          </table:table-cell>
          <table:table-cell table:style-name="ce8" table:formula="of:=[.S8]" office:value-type="float" office:value="24.43">
            <text:p>24.43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25.17025343">
            <text:p>25.1703</text:p>
          </table:table-cell>
          <table:table-cell table:style-name="ce8" table:formula="of:=[.V8]" office:value-type="float" office:value="24.67">
            <text:p>24.67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5.41752567">
            <text:p>25.4175</text:p>
          </table:table-cell>
          <table:table-cell table:style-name="ce8" table:formula="of:=[.Y8]" office:value-type="float" office:value="24.77">
            <text:p>24.77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25.52055577">
            <text:p>25.5206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39">
            <text:p>29.39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29.980739">
            <text:p>29.9807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4.523204">
            <text:p>24.5232</text:p>
          </table:table-cell>
          <table:table-cell table:style-name="ce8" table:formula="of:=[.S9]" office:value-type="float" office:value="24.43">
            <text:p>24.43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24.921043">
            <text:p>24.9210</text:p>
          </table:table-cell>
          <table:table-cell table:style-name="ce8" table:formula="of:=[.V9]" office:value-type="float" office:value="24.67">
            <text:p>24.67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5.165867">
            <text:p>25.1659</text:p>
          </table:table-cell>
          <table:table-cell table:style-name="ce8" table:formula="of:=[.Y9]" office:value-type="float" office:value="24.77">
            <text:p>24.77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25.267877">
            <text:p>25.2679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39">
            <text:p>29.39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29.6839">
            <text:p>29.6839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4.2804">
            <text:p>24.2804</text:p>
          </table:table-cell>
          <table:table-cell table:style-name="ce8" table:formula="of:=[.S10]" office:value-type="float" office:value="24.43">
            <text:p>24.43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24.6743">
            <text:p>24.6743</text:p>
          </table:table-cell>
          <table:table-cell table:style-name="ce8" table:formula="of:=[.V10]" office:value-type="float" office:value="24.67">
            <text:p>24.67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9167">
            <text:p>24.9167</text:p>
          </table:table-cell>
          <table:table-cell table:style-name="ce8" table:formula="of:=[.Y10]" office:value-type="float" office:value="24.77">
            <text:p>24.77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25.0177">
            <text:p>25.0177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39">
            <text:p>29.39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29.39">
            <text:p>29.39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4.04">
            <text:p>24.0400</text:p>
          </table:table-cell>
          <table:table-cell table:style-name="ce8" table:formula="of:=[.S11]" office:value-type="float" office:value="24.43">
            <text:p>24.43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24.43">
            <text:p>24.4300</text:p>
          </table:table-cell>
          <table:table-cell table:style-name="ce8" table:formula="of:=[.V11]" office:value-type="float" office:value="24.67">
            <text:p>24.67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67">
            <text:p>24.6700</text:p>
          </table:table-cell>
          <table:table-cell table:style-name="ce8" table:formula="of:=[.Y11]" office:value-type="float" office:value="24.77">
            <text:p>24.77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24.77">
            <text:p>24.77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39">
            <text:p>29.39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29.0990099009901">
            <text:p>29.0990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3.8019801980198">
            <text:p>23.8020</text:p>
          </table:table-cell>
          <table:table-cell table:style-name="ce8" table:formula="of:=[.S12]" office:value-type="float" office:value="24.43">
            <text:p>24.43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24.1881188118812">
            <text:p>24.1881</text:p>
          </table:table-cell>
          <table:table-cell table:style-name="ce8" table:formula="of:=[.V12]" office:value-type="float" office:value="24.67">
            <text:p>24.67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4.4257425742574">
            <text:p>24.4257</text:p>
          </table:table-cell>
          <table:table-cell table:style-name="ce8" table:formula="of:=[.Y12]" office:value-type="float" office:value="24.77">
            <text:p>24.77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24.5247524752475">
            <text:p>24.5248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39">
            <text:p>29.39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28.8109008920694">
            <text:p>28.8109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3.5663170277424">
            <text:p>23.5663</text:p>
          </table:table-cell>
          <table:table-cell table:style-name="ce8" table:formula="of:=[.S13]" office:value-type="float" office:value="24.43">
            <text:p>24.43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23.9486324870111">
            <text:p>23.9486</text:p>
          </table:table-cell>
          <table:table-cell table:style-name="ce8" table:formula="of:=[.V13]" office:value-type="float" office:value="24.67">
            <text:p>24.67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4.1839035388687">
            <text:p>24.1839</text:p>
          </table:table-cell>
          <table:table-cell table:style-name="ce8" table:formula="of:=[.Y13]" office:value-type="float" office:value="24.77">
            <text:p>24.77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24.2819331438094">
            <text:p>24.2819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39">
            <text:p>29.39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8.5256444475935">
            <text:p>28.5256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3.3329871561806">
            <text:p>23.3330</text:p>
          </table:table-cell>
          <table:table-cell table:style-name="ce8" table:formula="of:=[.S14]" office:value-type="float" office:value="24.43">
            <text:p>24.43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23.7115173138724">
            <text:p>23.7115</text:p>
          </table:table-cell>
          <table:table-cell table:style-name="ce8" table:formula="of:=[.V14]" office:value-type="float" office:value="24.67">
            <text:p>24.67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944458949375">
            <text:p>23.9445</text:p>
          </table:table-cell>
          <table:table-cell table:style-name="ce8" table:formula="of:=[.Y14]" office:value-type="float" office:value="24.77">
            <text:p>24.77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24.0415179641678">
            <text:p>24.0415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39">
            <text:p>29.39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24321232435">
            <text:p>28.243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3.1019674813669">
            <text:p>23.1020</text:p>
          </table:table-cell>
          <table:table-cell table:style-name="ce8" table:formula="of:=[.S15]" office:value-type="float" office:value="24.43">
            <text:p>24.43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23.4767498157152">
            <text:p>23.4767</text:p>
          </table:table-cell>
          <table:table-cell table:style-name="ce8" table:formula="of:=[.V15]" office:value-type="float" office:value="24.67">
            <text:p>24.67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7073850983911">
            <text:p>23.7074</text:p>
          </table:table-cell>
          <table:table-cell table:style-name="ce8" table:formula="of:=[.Y15]" office:value-type="float" office:value="24.77">
            <text:p>24.77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23.8034831328394">
            <text:p>23.803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39">
            <text:p>29.39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27.9635765587623">
            <text:p>27.9636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2.8732351300662">
            <text:p>22.8732</text:p>
          </table:table-cell>
          <table:table-cell table:style-name="ce8" table:formula="of:=[.S16]" office:value-type="float" office:value="24.43">
            <text:p>24.43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23.2443067482329">
            <text:p>23.2443</text:p>
          </table:table-cell>
          <table:table-cell table:style-name="ce8" table:formula="of:=[.V16]" office:value-type="float" office:value="24.67">
            <text:p>24.67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3.4726585132585">
            <text:p>23.4727</text:p>
          </table:table-cell>
          <table:table-cell table:style-name="ce8" table:formula="of:=[.Y16]" office:value-type="float" office:value="24.77">
            <text:p>24.77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23.5678050820192">
            <text:p>23.567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39">
            <text:p>29.39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7.6867094641211">
            <text:p>27.6867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2.6467674555111">
            <text:p>22.6468</text:p>
          </table:table-cell>
          <table:table-cell table:style-name="ce8" table:formula="of:=[.S17]" office:value-type="float" office:value="24.43">
            <text:p>24.43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23.0141650972603">
            <text:p>23.0142</text:p>
          </table:table-cell>
          <table:table-cell table:style-name="ce8" table:formula="of:=[.V17]" office:value-type="float" office:value="24.67">
            <text:p>24.67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3.2402559537213">
            <text:p>23.2403</text:p>
          </table:table-cell>
          <table:table-cell table:style-name="ce8" table:formula="of:=[.Y17]" office:value-type="float" office:value="24.77">
            <text:p>24.77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23.3344604772467">
            <text:p>23.3345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39">
            <text:p>29.39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4125836278427">
            <text:p>27.4126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2.4225420351595">
            <text:p>22.4225</text:p>
          </table:table-cell>
          <table:table-cell table:style-name="ce8" table:formula="of:=[.S18]" office:value-type="float" office:value="24.43">
            <text:p>24.43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22.7863020764953">
            <text:p>22.7863</text:p>
          </table:table-cell>
          <table:table-cell table:style-name="ce8" table:formula="of:=[.V18]" office:value-type="float" office:value="24.67">
            <text:p>24.67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3.010154409625">
            <text:p>23.0102</text:p>
          </table:table-cell>
          <table:table-cell table:style-name="ce8" table:formula="of:=[.Y18]" office:value-type="float" office:value="24.77">
            <text:p>24.77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23.1034262150957">
            <text:p>23.1034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39">
            <text:p>29.39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1411719087552">
            <text:p>27.1412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2.2005366684748">
            <text:p>22.2005</text:p>
          </table:table-cell>
          <table:table-cell table:style-name="ce8" table:formula="of:=[.S19]" office:value-type="float" office:value="24.43">
            <text:p>24.43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22.5606951252429">
            <text:p>22.5607</text:p>
          </table:table-cell>
          <table:table-cell table:style-name="ce8" table:formula="of:=[.V19]" office:value-type="float" office:value="24.67">
            <text:p>24.67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7823310986386">
            <text:p>22.7823</text:p>
          </table:table-cell>
          <table:table-cell table:style-name="ce8" table:formula="of:=[.Y19]" office:value-type="float" office:value="24.77">
            <text:p>24.77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22.8746794208869">
            <text:p>22.8747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39">
            <text:p>29.39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6.872447434411">
            <text:p>26.8724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1.9807293747275">
            <text:p>21.9807</text:p>
          </table:table-cell>
          <table:table-cell table:style-name="ce8" table:formula="of:=[.S20]" office:value-type="float" office:value="24.43">
            <text:p>24.43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22.3373219061811">
            <text:p>22.3373</text:p>
          </table:table-cell>
          <table:table-cell table:style-name="ce8" table:formula="of:=[.V20]" office:value-type="float" office:value="24.67">
            <text:p>24.67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5567634639987">
            <text:p>22.5568</text:p>
          </table:table-cell>
          <table:table-cell table:style-name="ce8" table:formula="of:=[.Y20]" office:value-type="float" office:value="24.77">
            <text:p>24.77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22.6481974464226">
            <text:p>22.6482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39">
            <text:p>29.39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6.6063835984268">
            <text:p>26.6064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1.7630983908193">
            <text:p>21.7631</text:p>
          </table:table-cell>
          <table:table-cell table:style-name="ce8" table:formula="of:=[.S21]" office:value-type="float" office:value="24.43">
            <text:p>24.43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22.1161603031496">
            <text:p>22.1162</text:p>
          </table:table-cell>
          <table:table-cell table:style-name="ce8" table:formula="of:=[.V21]" office:value-type="float" office:value="24.67">
            <text:p>24.67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2.3334291722759">
            <text:p>22.3334</text:p>
          </table:table-cell>
          <table:table-cell table:style-name="ce8" table:formula="of:=[.Y21]" office:value-type="float" office:value="24.77">
            <text:p>24.77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22.4239578677452">
            <text:p>22.424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.731">
            <text:p>2.731</text:p>
          </table:table-cell>
          <table:table-cell office:value-type="float" office:value="10">
            <text:p>10</text:p>
          </table:table-cell>
          <table:table-cell table:formula="of:=[.C26]*1.01" office:value-type="float" office:value="3.016723024498">
            <text:p>3.0167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7.844">
            <text:p>7.844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66465595172549">
            <text:p>8.6647</text:p>
          </table:table-cell>
          <table:table-cell table:style-name="ce7" office:value-type="float" office:value="1.267">
            <text:p>1.267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1.399556232896">
            <text:p>1.3996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2.731">
            <text:p>2.731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2.98685447970099">
            <text:p>2.9869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7.844">
            <text:p>7.844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57886727893613">
            <text:p>8.5789</text:p>
          </table:table-cell>
          <table:table-cell table:style-name="ce8" table:formula="of:=[.Y25]" office:value-type="float" office:value="1.267">
            <text:p>1.267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1.38569924049109">
            <text:p>1.385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2.731">
            <text:p>2.731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2.95728166307029">
            <text:p>2.9573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7.844">
            <text:p>7.844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49392799894666">
            <text:p>8.4939</text:p>
          </table:table-cell>
          <table:table-cell table:style-name="ce8" table:formula="of:=[.Y26]" office:value-type="float" office:value="1.267">
            <text:p>1.267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1.37197944603078">
            <text:p>1.3720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2.731">
            <text:p>2.731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2.92800164660424">
            <text:p>2.9280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7.844">
            <text:p>7.844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0982970192739">
            <text:p>8.4098</text:p>
          </table:table-cell>
          <table:table-cell table:style-name="ce8" table:formula="of:=[.Y27]" office:value-type="float" office:value="1.267">
            <text:p>1.267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1.35839549111958">
            <text:p>1.3584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2.731">
            <text:p>2.731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2.89901153129133">
            <text:p>2.8990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7.844">
            <text:p>7.844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2656406131425">
            <text:p>8.3266</text:p>
          </table:table-cell>
          <table:table-cell table:style-name="ce8" table:formula="of:=[.Y28]" office:value-type="float" office:value="1.267">
            <text:p>1.267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1.34494603081147">
            <text:p>1.3449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2.731">
            <text:p>2.731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2.8703084468231">
            <text:p>2.8703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7.844">
            <text:p>7.844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8.2441228329844">
            <text:p>8.2441</text:p>
          </table:table-cell>
          <table:table-cell table:style-name="ce8" table:formula="of:=[.Y29]" office:value-type="float" office:value="1.267">
            <text:p>1.267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1.3316297334767">
            <text:p>1.33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2.731">
            <text:p>2.731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2.84188955131">
            <text:p>2.8419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7.844">
            <text:p>7.844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16249785444">
            <text:p>8.1625</text:p>
          </table:table-cell>
          <table:table-cell table:style-name="ce8" table:formula="of:=[.Y30]" office:value-type="float" office:value="1.267">
            <text:p>1.267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1.31844528067">
            <text:p>1.318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2.731">
            <text:p>2.731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2.813752031">
            <text:p>2.813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7.844">
            <text:p>7.844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081681044">
            <text:p>8.0817</text:p>
          </table:table-cell>
          <table:table-cell table:style-name="ce8" table:formula="of:=[.Y31]" office:value-type="float" office:value="1.267">
            <text:p>1.267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1.305391367">
            <text:p>1.3054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2.731">
            <text:p>2.731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2.7858931">
            <text:p>2.7859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7.844">
            <text:p>7.844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016644">
            <text:p>8.0017</text:p>
          </table:table-cell>
          <table:table-cell table:style-name="ce8" table:formula="of:=[.Y32]" office:value-type="float" office:value="1.267">
            <text:p>1.267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1.2924667">
            <text:p>1.2925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2.731">
            <text:p>2.731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2.75831">
            <text:p>2.7583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7.844">
            <text:p>7.844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2244">
            <text:p>7.9224</text:p>
          </table:table-cell>
          <table:table-cell table:style-name="ce8" table:formula="of:=[.Y33]" office:value-type="float" office:value="1.267">
            <text:p>1.267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1.27967">
            <text:p>1.2797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2.731">
            <text:p>2.731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2.731">
            <text:p>2.731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7.844">
            <text:p>7.844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7.844">
            <text:p>7.8440</text:p>
          </table:table-cell>
          <table:table-cell table:style-name="ce8" table:formula="of:=[.Y34]" office:value-type="float" office:value="1.267">
            <text:p>1.267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1.267">
            <text:p>1.267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2.731">
            <text:p>2.731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2.7039603960396">
            <text:p>2.7040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5841584158416">
            <text:p>1.1584</text:p>
          </table:table-cell>
          <table:table-cell table:style-name="ce8" table:formula="of:=[.V35]" office:value-type="float" office:value="7.844">
            <text:p>7.844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7.76633663366337">
            <text:p>7.7663</text:p>
          </table:table-cell>
          <table:table-cell table:style-name="ce8" table:formula="of:=[.Y35]" office:value-type="float" office:value="1.267">
            <text:p>1.267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1.25445544554455">
            <text:p>1.2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2.731">
            <text:p>2.731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2.6771885109303">
            <text:p>2.6772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469463778061">
            <text:p>1.1469</text:p>
          </table:table-cell>
          <table:table-cell table:style-name="ce8" table:formula="of:=[.V36]" office:value-type="float" office:value="7.844">
            <text:p>7.844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7.68944221154789">
            <text:p>7.6894</text:p>
          </table:table-cell>
          <table:table-cell table:style-name="ce8" table:formula="of:=[.Y36]" office:value-type="float" office:value="1.267">
            <text:p>1.267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1.24203509459857">
            <text:p>1.2420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2.731">
            <text:p>2.731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2.6506816939904">
            <text:p>2.6507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7.844">
            <text:p>7.844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1330912034444">
            <text:p>7.6133</text:p>
          </table:table-cell>
          <table:table-cell table:style-name="ce8" table:formula="of:=[.Y37]" office:value-type="float" office:value="1.267">
            <text:p>1.267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1.22973771742433">
            <text:p>1.22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2.731">
            <text:p>2.731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2.62443732078257">
            <text:p>2.6244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7.844">
            <text:p>7.844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3792982212321">
            <text:p>7.5379</text:p>
          </table:table-cell>
          <table:table-cell table:style-name="ce8" table:formula="of:=[.Y38]" office:value-type="float" office:value="1.267">
            <text:p>1.267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1.21756209645973">
            <text:p>1.2176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2.731">
            <text:p>2.731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2.59845279285403">
            <text:p>2.5985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7.844">
            <text:p>7.844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7.46329685358734">
            <text:p>7.4633</text:p>
          </table:table-cell>
          <table:table-cell table:style-name="ce8" table:formula="of:=[.Y39]" office:value-type="float" office:value="1.267">
            <text:p>1.267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1.20550702619775">
            <text:p>1.2055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2.731">
            <text:p>2.731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2.57272553747924">
            <text:p>2.5727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7.844">
            <text:p>7.844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389402825334">
            <text:p>7.3894</text:p>
          </table:table-cell>
          <table:table-cell table:style-name="ce8" table:formula="of:=[.Y40]" office:value-type="float" office:value="1.267">
            <text:p>1.267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1.19357131306708">
            <text:p>1.1936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2.731">
            <text:p>2.731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2.54725300740519">
            <text:p>2.5473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7.844">
            <text:p>7.844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1624042112277">
            <text:p>7.3162</text:p>
          </table:table-cell>
          <table:table-cell table:style-name="ce8" table:formula="of:=[.Y41]" office:value-type="float" office:value="1.267">
            <text:p>1.267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1.18175377531394">
            <text:p>1.1818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2.731">
            <text:p>2.731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2.52203268059919">
            <text:p>2.5220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7.844">
            <text:p>7.844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4380239715126">
            <text:p>7.2438</text:p>
          </table:table-cell>
          <table:table-cell table:style-name="ce8" table:formula="of:=[.Y42]" office:value-type="float" office:value="1.267">
            <text:p>1.267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1.17005324288509">
            <text:p>1.1701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2.731">
            <text:p>2.731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2.4970620599992">
            <text:p>2.4971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7.844">
            <text:p>7.844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17208158133788">
            <text:p>7.1721</text:p>
          </table:table-cell>
          <table:table-cell table:style-name="ce8" table:formula="of:=[.Y43]" office:value-type="float" office:value="1.267">
            <text:p>1.267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1.15846855731197">
            <text:p>1.1585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2.731">
            <text:p>2.731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2.47233867326654">
            <text:p>2.4723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7.844">
            <text:p>7.844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0107087261176">
            <text:p>7.1011</text:p>
          </table:table-cell>
          <table:table-cell table:style-name="ce8" table:formula="of:=[.Y44]" office:value-type="float" office:value="1.267">
            <text:p>1.267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1.14699857159601">
            <text:p>1.147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66761">
            <text:p>196676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452911">
            <text:p>452911</text:p>
          </table:table-cell>
          <table:table-cell/>
          <table:table-cell table:style-name="ce15"/>
          <table:table-cell table:style-name="ce5" office:value-type="float" office:value="678215">
            <text:p>678215</text:p>
          </table:table-cell>
          <table:table-cell/>
          <table:table-cell table:style-name="ce15"/>
          <table:table-cell table:style-name="ce5" office:value-type="float" office:value="748905">
            <text:p>74890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048018">
            <text:p>1048018</text:p>
          </table:table-cell>
          <table:table-cell/>
          <table:table-cell table:style-name="ce15"/>
          <table:table-cell table:style-name="ce5" office:value-type="float" office:value="2031527">
            <text:p>2031527</text:p>
          </table:table-cell>
          <table:table-cell/>
          <table:table-cell table:style-name="ce15"/>
          <table:table-cell table:style-name="ce5" office:value-type="float" office:value="1959177">
            <text:p>1959177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8.39181428674892">
            <text:p>8.3918</text:p>
          </table:table-cell>
          <table:table-cell table:style-name="ce7" office:value-type="float" office:value="24.82">
            <text:p>24.82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27.4167211527061">
            <text:p>27.416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8.30872701658309">
            <text:p>8.3087</text:p>
          </table:table-cell>
          <table:table-cell table:style-name="ce8" table:formula="of:=[.Y2]" office:value-type="float" office:value="24.82">
            <text:p>24.82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27.1452684680258">
            <text:p>27.1453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8.22646239265653">
            <text:p>8.2265</text:p>
          </table:table-cell>
          <table:table-cell table:style-name="ce8" table:formula="of:=[.Y3]" office:value-type="float" office:value="24.82">
            <text:p>24.82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26.876503433689">
            <text:p>26.8765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8.14501226995696">
            <text:p>8.1450</text:p>
          </table:table-cell>
          <table:table-cell table:style-name="ce8" table:formula="of:=[.Y4]" office:value-type="float" office:value="24.82">
            <text:p>24.82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26.610399439296">
            <text:p>26.610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8.0643685841158">
            <text:p>8.0644</text:p>
          </table:table-cell>
          <table:table-cell table:style-name="ce8" table:formula="of:=[.Y5]" office:value-type="float" office:value="24.82">
            <text:p>24.82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26.3469301379168">
            <text:p>26.3469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7.9845233506097">
            <text:p>7.9845</text:p>
          </table:table-cell>
          <table:table-cell table:style-name="ce8" table:formula="of:=[.Y6]" office:value-type="float" office:value="24.82">
            <text:p>24.82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26.086069443482">
            <text:p>26.0861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7.90546866397">
            <text:p>7.9055</text:p>
          </table:table-cell>
          <table:table-cell table:style-name="ce8" table:formula="of:=[.Y7]" office:value-type="float" office:value="24.82">
            <text:p>24.82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25.8277915282">
            <text:p>25.827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7.827196697">
            <text:p>7.8272</text:p>
          </table:table-cell>
          <table:table-cell table:style-name="ce8" table:formula="of:=[.Y8]" office:value-type="float" office:value="24.82">
            <text:p>24.82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25.57207082">
            <text:p>25.5721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7.7496997">
            <text:p>7.7497</text:p>
          </table:table-cell>
          <table:table-cell table:style-name="ce8" table:formula="of:=[.Y9]" office:value-type="float" office:value="24.82">
            <text:p>24.82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25.318882">
            <text:p>25.3189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7.67297">
            <text:p>7.6730</text:p>
          </table:table-cell>
          <table:table-cell table:style-name="ce8" table:formula="of:=[.Y10]" office:value-type="float" office:value="24.82">
            <text:p>24.82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25.0682">
            <text:p>25.0682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7.597">
            <text:p>7.5970</text:p>
          </table:table-cell>
          <table:table-cell table:style-name="ce8" table:formula="of:=[.Y11]" office:value-type="float" office:value="24.82">
            <text:p>24.82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24.82">
            <text:p>24.82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7.52178217821782">
            <text:p>7.5218</text:p>
          </table:table-cell>
          <table:table-cell table:style-name="ce8" table:formula="of:=[.Y12]" office:value-type="float" office:value="24.82">
            <text:p>24.82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24.5742574257426">
            <text:p>24.5743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7.44730908734438">
            <text:p>7.4473</text:p>
          </table:table-cell>
          <table:table-cell table:style-name="ce8" table:formula="of:=[.Y13]" office:value-type="float" office:value="24.82">
            <text:p>24.82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24.3309479462798">
            <text:p>24.3309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7.37357335380631">
            <text:p>7.3736</text:p>
          </table:table-cell>
          <table:table-cell table:style-name="ce8" table:formula="of:=[.Y14]" office:value-type="float" office:value="24.82">
            <text:p>24.82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24.0900474715641">
            <text:p>24.0900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7.30056767703595">
            <text:p>7.3006</text:p>
          </table:table-cell>
          <table:table-cell table:style-name="ce8" table:formula="of:=[.Y15]" office:value-type="float" office:value="24.82">
            <text:p>24.82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23.8515321500635">
            <text:p>23.851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7.22828482874847">
            <text:p>7.2283</text:p>
          </table:table-cell>
          <table:table-cell table:style-name="ce8" table:formula="of:=[.Y16]" office:value-type="float" office:value="24.82">
            <text:p>24.82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23.6153783663995">
            <text:p>23.6154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7.15671765222621">
            <text:p>7.1567</text:p>
          </table:table-cell>
          <table:table-cell table:style-name="ce8" table:formula="of:=[.Y17]" office:value-type="float" office:value="24.82">
            <text:p>24.82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23.3815627390094">
            <text:p>23.381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7.08585906161011">
            <text:p>7.0859</text:p>
          </table:table-cell>
          <table:table-cell table:style-name="ce8" table:formula="of:=[.Y18]" office:value-type="float" office:value="24.82">
            <text:p>24.82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23.1500621178311">
            <text:p>23.1501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7.01570204119812">
            <text:p>7.0157</text:p>
          </table:table-cell>
          <table:table-cell table:style-name="ce8" table:formula="of:=[.Y19]" office:value-type="float" office:value="24.82">
            <text:p>24.82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22.920853582011">
            <text:p>22.920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6.94623964475062">
            <text:p>6.9462</text:p>
          </table:table-cell>
          <table:table-cell table:style-name="ce8" table:formula="of:=[.Y20]" office:value-type="float" office:value="24.82">
            <text:p>24.82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22.6939144376346">
            <text:p>22.6939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6.87746499480259">
            <text:p>6.8775</text:p>
          </table:table-cell>
          <table:table-cell table:style-name="ce8" table:formula="of:=[.Y21]" office:value-type="float" office:value="24.82">
            <text:p>24.82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22.4692222154798">
            <text:p>22.469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18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8.18">
            <text:p>8.18</text:p>
          </table:table-cell>
          <table:table-cell table:style-name="ce18" table:formula="of:=100*[.D19]/[.D20]-100" office:value-type="float" office:value="5.64517170569167">
            <text:p>5.65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.7429">
            <text:p>7.7429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18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2015／07／23</text:date>, <text:time>12:16:0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7-23T12:16:02.08</dc:date>
    <meta:editing-duration>P61DT16H45M38S</meta:editing-duration>
    <meta:editing-cycles>213</meta:editing-cycles>
    <meta:generator>OpenOffice/4.1.1$Win32 OpenOffice.org_project/411m6$Build-9775</meta:generator>
    <meta:document-statistic meta:table-count="9" meta:cell-count="4993" meta:object-count="0"/>
  </office:meta>
</office:document-meta>
</file>